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570f" officeooo:paragraph-rsid="0005570f"/>
    </style:style>
    <style:style style:name="P2" style:family="paragraph" style:parent-style-name="Standard" style:list-style-name="L4">
      <style:text-properties officeooo:rsid="000954bd" officeooo:paragraph-rsid="000954bd"/>
    </style:style>
    <style:style style:name="P3" style:family="paragraph" style:parent-style-name="Standard">
      <style:text-properties officeooo:paragraph-rsid="0005570f"/>
    </style:style>
    <style:style style:name="P4" style:family="paragraph" style:parent-style-name="Standard" style:list-style-name="L4">
      <style:text-properties officeooo:rsid="000a4f31" officeooo:paragraph-rsid="000a4f31"/>
    </style:style>
    <style:style style:name="P5" style:family="paragraph" style:parent-style-name="Standard" style:list-style-name="L4">
      <style:text-properties officeooo:rsid="000afa5d" officeooo:paragraph-rsid="000afa5d"/>
    </style:style>
    <style:style style:name="P6" style:family="paragraph" style:parent-style-name="Standard" style:list-style-name="L4">
      <style:text-properties officeooo:rsid="000be360" officeooo:paragraph-rsid="000be360"/>
    </style:style>
    <style:style style:name="P7" style:family="paragraph" style:parent-style-name="Standard" style:list-style-name="L4">
      <style:text-properties officeooo:rsid="000dd556" officeooo:paragraph-rsid="000dd556"/>
    </style:style>
    <style:style style:name="P8" style:family="paragraph" style:parent-style-name="Standard">
      <style:text-properties officeooo:rsid="000e31ad" officeooo:paragraph-rsid="000f0ced"/>
    </style:style>
    <style:style style:name="P9" style:family="paragraph" style:parent-style-name="Standard" style:list-style-name="L5">
      <style:text-properties officeooo:rsid="000f0ced" officeooo:paragraph-rsid="000f0ced"/>
    </style:style>
    <style:style style:name="P10" style:family="paragraph" style:parent-style-name="Standard" style:list-style-name="L4">
      <style:text-properties officeooo:rsid="00109b18" officeooo:paragraph-rsid="00109b18"/>
    </style:style>
    <style:style style:name="P11" style:family="paragraph" style:parent-style-name="Standard" style:list-style-name="L5">
      <style:text-properties officeooo:rsid="00109b18" officeooo:paragraph-rsid="00109b18"/>
    </style:style>
    <style:style style:name="P12" style:family="paragraph" style:parent-style-name="Standard">
      <style:text-properties officeooo:rsid="00109b18" officeooo:paragraph-rsid="00109b18"/>
    </style:style>
    <style:style style:name="P13" style:family="paragraph" style:parent-style-name="Standard" style:list-style-name="L6">
      <style:text-properties officeooo:rsid="001187c8" officeooo:paragraph-rsid="001187c8"/>
    </style:style>
    <style:style style:name="P14" style:family="paragraph" style:parent-style-name="Standard" style:list-style-name="L6">
      <style:text-properties officeooo:rsid="0012be59" officeooo:paragraph-rsid="0012be59"/>
    </style:style>
    <style:style style:name="P15" style:family="paragraph" style:parent-style-name="Standard">
      <style:text-properties officeooo:rsid="0012be59" officeooo:paragraph-rsid="0012be59"/>
    </style:style>
    <style:style style:name="P16" style:family="paragraph" style:parent-style-name="Standard" style:list-style-name="L7">
      <style:text-properties officeooo:rsid="0017e3b0" officeooo:paragraph-rsid="0017e3b0"/>
    </style:style>
    <style:style style:name="P17" style:family="paragraph" style:parent-style-name="Standard" style:list-style-name="L7">
      <style:text-properties officeooo:rsid="00196ab2" officeooo:paragraph-rsid="00196ab2"/>
    </style:style>
    <style:style style:name="P18" style:family="paragraph" style:parent-style-name="Standard">
      <style:text-properties officeooo:rsid="001aa1c5" officeooo:paragraph-rsid="001aa1c5"/>
    </style:style>
    <style:style style:name="P19" style:family="paragraph" style:parent-style-name="Standard" style:list-style-name="L8">
      <style:text-properties officeooo:rsid="001c3201" officeooo:paragraph-rsid="001c3201"/>
    </style:style>
    <style:style style:name="P20" style:family="paragraph" style:parent-style-name="Standard">
      <style:text-properties officeooo:rsid="001c3201" officeooo:paragraph-rsid="001c3201"/>
    </style:style>
    <style:style style:name="P21" style:family="paragraph" style:parent-style-name="Standard" style:list-style-name="L9">
      <style:text-properties officeooo:rsid="001d0518" officeooo:paragraph-rsid="001d0518"/>
    </style:style>
    <style:style style:name="T1" style:family="text">
      <style:text-properties officeooo:rsid="0005570f"/>
    </style:style>
    <style:style style:name="T2" style:family="text">
      <style:text-properties officeooo:rsid="000dd556"/>
    </style:style>
    <style:style style:name="T3" style:family="text">
      <style:text-properties officeooo:rsid="000f0ced"/>
    </style:style>
    <style:style style:name="T4" style:family="text">
      <style:text-properties officeooo:rsid="001187c8"/>
    </style:style>
    <style:style style:name="T5" style:family="text">
      <style:text-properties officeooo:rsid="00147f4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nothing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nothing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nothing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nothing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адание</text:p>
      <text:p text:style-name="P1">Мнение</text:p>
      <text:p text:style-name="P20">Съдържание</text:p>
      <text:p text:style-name="P1">Увод</text:p>
      <text:p text:style-name="P3"><text:span text:style-name="T1">ГЛАВА I: Методи за генериране и задаване параметрите на произволни сигнали. Принципи при управление на вградено устройство с тъчскрийн екран.</text:span></text:p>
      <text:list xml:id="list2018473387" text:style-name="L4">
        <text:list-item>
          <text:list>
            <text:list-item>
              <text:p text:style-name="P10">Налични комерсиални продукти</text:p>
            </text:list-item>
            <text:list-item>
              <text:p text:style-name="P2">Методи за генериране на произволни сигнали</text:p>
              <text:list>
                <text:list-item>
                  <text:p text:style-name="P2">Аналогов генератор на сигнали</text:p>
                </text:list-item>
                <text:list-item>
                  <text:p text:style-name="P7">Цифров генератор на сигнали</text:p>
                </text:list-item>
                <text:list-item>
                  <text:p text:style-name="P2">Сравнение между изброените методи</text:p>
                </text:list-item>
              </text:list>
            </text:list-item>
            <text:list-item>
              <text:p text:style-name="P4">Взаимодействие с тъчскрийн модул</text:p>
              <text:list>
                <text:list-item>
                  <text:p text:style-name="P5">Описание на избрания тъчскрийн модул</text:p>
                </text:list-item>
                <text:list-item>
                  <text:p text:style-name="P5">Управление на LCD екрана на избраната развойна платка</text:p>
                </text:list-item>
                <text:list-item>
                  <text:p text:style-name="P5">Взаимодействие с панела за допир на избраната развойна платка</text:p>
                </text:list-item>
              </text:list>
            </text:list-item>
            <text:list-item>
              <text:p text:style-name="P5">Управление на цялото устройство от микроконтролер</text:p>
              <text:list>
                <text:list-item>
                  <text:p text:style-name="P6">Кратко описание на използвания микроконтролер</text:p>
                </text:list-item>
                <text:list-item>
                  <text:p text:style-name="P5">Осъществяване на комуникация между отделните системи, използвайки микроконтролер<text:span text:style-name="T2">а</text:span></text:p>
                </text:list-item>
                <text:list-item>
                  <text:p text:style-name="P6">Софтуерна среда за разработка на програмата на микроконтролера</text:p>
                </text:list-item>
                <text:list-item>
                  <text:p text:style-name="P6">Записване на компилирана програма в микроконтролера</text:p>
                </text:list-item>
              </text:list>
            </text:list-item>
          </text:list>
        </text:list-item>
      </text:list>
      <text:p text:style-name="P8">ГЛАВА II: <text:span text:style-name="T3">Основни изисквания. Блокови схеми.</text:span></text:p>
      <text:list xml:id="list550849453" text:style-name="L5">
        <text:list-item>
          <text:list>
            <text:list-item>
              <text:p text:style-name="P9">Изисквания към устройството</text:p>
              <text:list>
                <text:list-item>
                  <text:p text:style-name="P9">Функционални изисквания</text:p>
                </text:list-item>
                <text:list-item>
                  <text:p text:style-name="P9">Електрически изисквания</text:p>
                </text:list-item>
                <text:list-item>
                  <text:p text:style-name="P9">Софтуерни изисквания</text:p>
                </text:list-item>
              </text:list>
            </text:list-item>
            <text:list-item>
              <text:p text:style-name="P9">Блокови схеми</text:p>
              <text:list>
                <text:list-item>
                  <text:p text:style-name="P9">Блокова схема на електрониката</text:p>
                </text:list-item>
                <text:list-item>
                  <text:p text:style-name="P9">Блокова схема на управляващия устройството алгоритъм</text:p>
                </text:list-item>
                <text:list-item>
                  <text:p text:style-name="P11">Блокова схема на софтуерния драйвер за взаимодействие с тъчскрийн модула</text:p>
                </text:list-item>
              </text:list>
            </text:list-item>
          </text:list>
        </text:list-item>
      </text:list>
      <text:p text:style-name="P12">ГЛАВА III: <text:span text:style-name="T4">Проектиране на принципна електрическа схема на цифров генератор на сигнали.</text:span></text:p>
      <text:list xml:id="list1581791366" text:style-name="L6">
        <text:list-item>
          <text:list>
            <text:list-item>
              <text:p text:style-name="P13">Елементна база. Избор на основни интегрални схеми.</text:p>
              <text:list>
                <text:list-item>
                  <text:p text:style-name="P13">Микроконтролер</text:p>
                </text:list-item>
                <text:list-item>
                  <text:p text:style-name="P13">Статична памет с произволен достъп (SRAM)</text:p>
                </text:list-item>
                <text:list-item>
                  <text:p text:style-name="P13">ЦАП</text:p>
                </text:list-item>
                <text:list-item>
                  <text:p text:style-name="P13">Двоични броячи и логически схеми</text:p>
                </text:list-item>
                <text:list-item>
                  <text:p text:style-name="P13">Програмируем осцилатор</text:p>
                </text:list-item>
                <text:list-item>
                  <text:p text:style-name="P13">Преходник от последователна комуникация към паралелна</text:p>
                </text:list-item>
                <text:list-item>
                  <text:p text:style-name="P13">Аналогови ИС</text:p>
                </text:list-item>
                <text:list-item>
                  <text:p text:style-name="P13">Допълнителни елементи</text:p>
                </text:list-item>
              </text:list>
            </text:list-item>
            <text:list-item>
              <text:p text:style-name="P13">Принципна електрическа схема</text:p>
              <text:list>
                <text:list-item>
                  <text:p text:style-name="P13">Блок "Интерфейс към захранване"</text:p>
                </text:list-item>
                <text:list-item>
                  <text:p text:style-name="P13">Блок "Захранване на логически схеми"</text:p>
                </text:list-item>
                <text:list-item>
                  <text:p text:style-name="P13">Блок "Микроконтролер и допълнителна периферия"</text:p>
                </text:list-item>
                <text:list-item>
                  <text:p text:style-name="P13">Блок "Интерфейс към тъчскрийн модул"</text:p>
                </text:list-item>
                <text:list-item>
                  <text:p text:style-name="P13">Блок "DDS система"</text:p>
                  <text:list>
                    <text:list-item>
                      <text:p text:style-name="P13">Блок "16-битов адресен брояч"</text:p>
                    </text:list-item>
                  </text:list>
                </text:list-item>
                <text:list-item>
                  <text:p text:style-name="P14">Блок "Изходна аналогова схемотехника"</text:p>
                </text:list-item>
              </text:list>
            </text:list-item>
          </text:list>
        </text:list-item>
      </text:list>
      <text:p text:style-name="P15">ГЛАВА IV: <text:span text:style-name="T5">Проектиране на графични оригинали на печатни платки</text:span></text:p>
      <text:list xml:id="list262430680" text:style-name="L7">
        <text:list-item>
          <text:list>
            <text:list-item>
              <text:p text:style-name="P16">Корпуси на използваните елементи</text:p>
            </text:list-item>
            <text:list-item>
              <text:p text:style-name="P16">Параметри на проводящите писти</text:p>
            </text:list-item>
            <text:list-item>
              <text:p text:style-name="P16">Особености на слоевете на печатнана платка</text:p>
              <text:list>
                <text:list-item>
                  <text:p text:style-name="P16"><text:soft-page-break/>Сигналните слоеве (1ви и 4ти)</text:p>
                </text:list-item>
                <text:list-item>
                  <text:p text:style-name="P16">Захранващият слой (2ри)</text:p>
                </text:list-item>
                <text:list-item>
                  <text:p text:style-name="P16">Заземяващият слой (3ти)</text:p>
                </text:list-item>
              </text:list>
            </text:list-item>
            <text:list-item>
              <text:p text:style-name="P17">Други особености на печатната платка</text:p>
              <text:list>
                <text:list-item>
                  <text:p text:style-name="P17">Размери</text:p>
                </text:list-item>
                <text:list-item>
                  <text:p text:style-name="P17">Периферия</text:p>
                </text:list-item>
                <text:list-item>
                  <text:p text:style-name="P17">Монтиране</text:p>
                </text:list-item>
              </text:list>
            </text:list-item>
          </text:list>
        </text:list-item>
      </text:list>
      <text:p text:style-name="P18">ГЛАВА V: Разработка на софтуерен драйвер за взаимодействие с тъчскрийн модула. Разработка на алгоритъм за управление на устройството.</text:p>
      <text:list xml:id="list2841132287" text:style-name="L8">
        <text:list-item>
          <text:list>
            <text:list-item>
              <text:p text:style-name="P19">Драйвер за управление на тъчскрийн модула</text:p>
              <text:list>
                <text:list-item>
                  <text:p text:style-name="P19">Рисуване върху LCD екрана</text:p>
                </text:list-item>
                <text:list-item>
                  <text:p text:style-name="P19">Обработка на информацията, получена от панела за допир</text:p>
                </text:list-item>
              </text:list>
            </text:list-item>
            <text:list-item>
              <text:p text:style-name="P19">Алгоритъм за управление на устройството</text:p>
              <text:list>
                <text:list-item>
                  <text:p text:style-name="P19">Генериране на електрически сигнал с произволна форма</text:p>
                </text:list-item>
                <text:list-item>
                  <text:p text:style-name="P19">Настройване параметрите на генерирания сигнал</text:p>
                </text:list-item>
              </text:list>
            </text:list-item>
          </text:list>
        </text:list-item>
      </text:list>
      <text:p text:style-name="P20">ГЛАВА VI: Създаване на работоспособен модел на цифровия генератор на сигнали</text:p>
      <text:p text:style-name="P20">ГЛАВА VII: Ръководство на потребителя</text:p>
      <text:list xml:id="list1015212265" text:style-name="L9">
        <text:list-item>
          <text:list>
            <text:list-item>
              <text:p text:style-name="P21">Записване на работоспособна програма в паметта на микроконтролера</text:p>
            </text:list-item>
            <text:list-item>
              <text:p text:style-name="P21">Захранване на устройството</text:p>
            </text:list-item>
            <text:list-item>
              <text:p text:style-name="P21">Генериране на сигнал. Настройване на параметрите му.</text:p>
            </text:list-item>
          </text:list>
        </text:list-item>
      </text:list>
      <text:p text:style-name="P20">Заключение</text:p>
      <text:p text:style-name="P20">Използвани източници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0T11:31:56.808730456</meta:creation-date>
    <dc:date>2020-01-10T14:25:58.690139311</dc:date>
    <meta:editing-duration>PT1H6M12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2" meta:paragraph-count="71" meta:word-count="408" meta:character-count="2988" meta:non-whitespace-character-count="2709"/>
  </office:meta>
</office:document-meta>
</file>